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8.461cm" fo:margin-left="0cm" table:align="left"/>
    </style:style>
    <style:style style:name="Tabelle1.A" style:family="table-column">
      <style:table-column-properties style:column-width="9.23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fo:padding="0.097cm" fo:border="0.5pt solid #000000" style:writing-mode="lr-tb"/>
    </style:style>
    <style:style style:name="Tabel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 style:font-name="Liberation Serif" fo:font-size="12pt" style:font-size-asian="12pt" style:font-size-complex="12pt"/>
    </style:style>
    <style:style style:name="P2" style:family="paragraph" style:parent-style-name="Table_20_Contents">
      <style:text-properties fo:color="#000000" style:font-name="Liberation Serif" fo:font-size="12pt" officeooo:rsid="0014fb92" officeooo:paragraph-rsid="0014fb92" style:font-size-asian="12pt" style:font-size-complex="12pt"/>
    </style:style>
    <style:style style:name="P3" style:family="paragraph" style:parent-style-name="Text_20_body">
      <style:text-properties style:font-name="Arial" fo:font-size="11pt" style:font-size-asian="11pt" style:font-name-complex="Arial"/>
    </style:style>
    <style:style style:name="P4" style:family="paragraph" style:parent-style-name="Text_20_body" style:master-page-name="MP0">
      <style:paragraph-properties style:page-number="auto" fo:break-before="page"/>
    </style:style>
    <style:style style:name="P5" style:family="paragraph" style:parent-style-name="Table_20_Contents" style:list-style-name="L1">
      <style:text-properties fo:color="#000000" style:font-name="Liberation Serif" fo:font-size="12pt" style:font-size-asian="12pt" style:font-size-complex="12pt"/>
    </style:style>
    <style:style style:name="T1" style:family="text">
      <style:text-properties officeooo:rsid="0016d37b"/>
    </style:style>
    <text:list-style style:name="L1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1">58</text:p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P1">Design Grundgerüst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1">Ich als Systemadministrator möchte eine einfache und wartbare Codestruktur haben, die mit den Django Konventionen konform ist.</text:p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list xml:id="list3844888681" text:style-name="L1">
              <text:list-item>
                <text:p text:style-name="P5">Es existiert eine Grundstruktur, wie Designelemente im Projekt hinterlegt werden.</text:p>
              </text:list-item>
              <text:list-item>
                <text:p text:style-name="P5">CSS und JavaScript Dateien werden einheitlich im nach Django vorgegeben “static”-Ordner hinterlegt und es wird nur über die Referenz darauf zugegriffen.</text:p>
              </text:list-item>
              <text:list-item>
                <text:p text:style-name="P5">Views referenzieren immer auf Templates, die in der gleichen App liegen. Diese Templates beschreiben immer nur den Inhalt einer Seite. </text:p>
              </text:list-item>
              <text:list-item>
                <text:p text:style-name="P5">Navigationsleisten, Styles und Scripte werden in einer Datei organisiert. Diese dient als Vorlage für jede weitere Seite. </text:p>
              </text:list-item>
            </text:list>
          </table:table-cell>
        </table:table-row>
        <table:table-row>
          <table:table-cell table:style-name="Tabelle1.A2" office:value-type="string">
            <text:p text:style-name="P1">Geschätzter Aufwand</text:p>
          </table:table-cell>
          <table:table-cell table:style-name="Tabelle1.B2" office:value-type="string">
            <text:p text:style-name="P1">1<text:span text:style-name="T1">0</text:span></text:p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P1">Alexander</text:p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P2">9</text:p>
          </table:table-cell>
        </table:table-row>
        <table:table-row>
          <table:table-cell table:style-name="Tabelle1.A2" office:value-type="string">
            <text:p text:style-name="P1">Tatsächlicher Aufwand</text:p>
          </table:table-cell>
          <table:table-cell table:style-name="Tabelle1.B2" office:value-type="string">
            <text:p text:style-name="P1">18</text:p>
          </table:table-cell>
        </table:table-row>
        <table:table-row>
          <table:table-cell table:style-name="Tabelle1.A2" office:value-type="string">
            <text:p text:style-name="P1">Velocity(Std./Story Point)</text:p>
          </table:table-cell>
          <table:table-cell table:style-name="Tabelle1.B2" office:value-type="string">
            <text:p text:style-name="P1">17/18</text:p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weight="bold" style:font-name-asian="Verdana" style:font-family-asian="Verdana" style:font-family-generic-asian="swiss" style:font-pitch-asian="variable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style:line-height-at-least="0.176cm" fo:hyphenation-ladder-count="no-limit"/>
      <style:text-properties fo:color="#6ea0b0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ext_20_Body" style:display-name="Text Body" style:family="paragraph" style:parent-style-name="Standard">
      <style:paragraph-properties fo:margin-top="0cm" fo:margin-bottom="0.212cm" loext:contextual-spacing="false" fo:hyphenation-ladder-count="no-limit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Kein_20_Leerraum" style:display-name="Kein Leerraum" style:family="paragraph">
      <style:paragraph-properties style:line-height-at-least="0.176cm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swiss" style:font-pitch="variable" fo:font-size="10pt" fo:font-weight="bold" style:font-name-asian="Verdana" style:font-family-asian="Verdana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4" style:display-name="WW_CharLFO6LVL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7" style:display-name="WW_CharLFO6LVL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7LVL4" style:display-name="WW_CharLFO7LVL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7LVL7" style:display-name="WW_CharLFO7LVL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8LVL1" style:display-name="WW_CharLFO8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Ashley</meta:initial-creator>
    <meta:creation-date>2019-03-28T11:38:00Z</meta:creation-date>
    <dc:date>2019-03-28T18:40:29.574000000</dc:date>
    <meta:editing-cycles>4</meta:editing-cycles>
    <meta:editing-duration>PT8S</meta:editing-duration>
    <meta:document-statistic meta:table-count="1" meta:image-count="0" meta:object-count="0" meta:page-count="1" meta:paragraph-count="22" meta:word-count="112" meta:character-count="802" meta:non-whitespace-character-count="714"/>
    <meta:template xlink:type="simple" xlink:actuate="onRequest" xlink:title="" xlink:href="Normal.dotm"/>
  </office:meta>
</office:document-meta>
</file>